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19cm" fo:margin-left="-0.164cm" fo:margin-top="0cm" fo:margin-bottom="0cm" style:page-number="auto" table:align="left" style:writing-mode="lr-tb"/>
    </style:style>
    <style:style style:name="Tabla1.A" style:family="table-column">
      <style:table-column-properties style:column-width="15.21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f10d0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A4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45cm" fo:margin-left="-0.191cm" fo:margin-top="0cm" fo:margin-bottom="0cm" table:align="left" style:writing-mode="lr-tb"/>
    </style:style>
    <style:style style:name="Tabla2.A" style:family="table-column">
      <style:table-column-properties style:column-width="15.24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16c57f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>
        <style:tab-stops/>
      </style:paragraph-properties>
      <style:text-properties officeooo:paragraph-rsid="0016c57f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paragraph-rsid="0016c57f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>
        <style:tab-stops/>
      </style:paragraph-properties>
      <style:text-properties fo:color="#a1467e" fo:font-weight="bold" officeooo:rsid="0018f101" officeooo:paragraph-rsid="0016c57f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>
        <style:tab-stops/>
      </style:paragraph-properties>
      <style:text-properties officeooo:paragraph-rsid="0016c57f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paragraph-rsid="0016c57f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rsid="00172376" officeooo:paragraph-rsid="0016c57f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>
        <style:tab-stops/>
      </style:paragraph-properties>
      <style:text-properties officeooo:rsid="0018f101" officeooo:paragraph-rsid="0016c57f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>
        <style:tab-stops/>
      </style:paragraph-properties>
      <style:text-properties officeooo:paragraph-rsid="0016c57f" style:font-name-complex="Times New Roman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paragraph-rsid="0016c57f" style:font-name-complex="Times New Roman" style:font-size-complex="12pt"/>
    </style:style>
    <style:style style:name="P11" style:family="paragraph" style:parent-style-name="Standard">
      <loext:graphic-properties draw:fill="solid" draw:fill-color="#f10d0c" draw:opacity="100%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#f10d0c" style:writing-mode="lr-tb">
        <style:tab-stops/>
      </style:paragraph-properties>
      <style:text-properties fo:font-size="20pt" officeooo:paragraph-rsid="0016c57f" style:font-size-asian="2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paragraph-rsid="0016c57f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>
        <style:tab-stops/>
      </style:paragraph-properties>
      <style:text-properties officeooo:paragraph-rsid="0016c57f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rsid="00172376" officeooo:paragraph-rsid="0016c57f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text-underline-style="solid" style:text-underline-width="auto" style:text-underline-color="font-color" officeooo:rsid="00172376" officeooo:paragraph-rsid="0016c57f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>
        <style:tab-stops/>
      </style:paragraph-properties>
      <style:text-properties officeooo:paragraph-rsid="0016c57f" style:font-name-complex="Times New Roman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fo:color="#bf819e" fo:font-weight="bold" officeooo:paragraph-rsid="0016c57f" style:font-weight-asian="bold" style:font-size-complex="12pt" style:font-weight-complex="bold"/>
    </style:style>
    <style:style style:name="T1" style:family="text">
      <style:text-properties style:font-size-complex="12pt"/>
    </style:style>
    <style:style style:name="T2" style:family="text">
      <style:text-properties officeooo:rsid="00172376" style:font-size-complex="12pt"/>
    </style:style>
    <style:style style:name="T3" style:family="text">
      <style:text-properties officeooo:rsid="0018f101" style:font-size-complex="12pt"/>
    </style:style>
    <style:style style:name="T4" style:family="text">
      <style:text-properties officeooo:rsid="001832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><text:span text:style-name="T4">A</text:span>CTA </text:p>
          </table:table-cell>
        </table:table-row>
        <table:table-row table:style-name="Tabla1.1">
          <table:table-cell table:style-name="Tabla1.A2" office:value-type="string">
            <text:p text:style-name="P4">REUNIÓN 1:</text:p>
          </table:table-cell>
        </table:table-row>
        <table:table-row table:style-name="Tabla1.1">
          <table:table-cell table:style-name="Tabla1.A3" office:value-type="string">
            <text:p text:style-name="P2"><text:span text:style-name="T1">Fecha: </text:span><text:span text:style-name="T2">23</text:span><text:span text:style-name="T1">/03/2020 13:00</text:span></text:p>
            <text:p text:style-name="P2"><text:span text:style-name="T1">Duración: </text:span><text:span text:style-name="T2">1,5</text:span><text:span text:style-name="T1"> Horas</text:span></text:p>
          </table:table-cell>
        </table:table-row>
        <table:table-row table:style-name="Tabla1.1">
          <table:table-cell table:style-name="Tabla1.A4" office:value-type="string">
            <text:p text:style-name="P6">Asistentes: </text:p>
            <text:p text:style-name="P6"/>
            <text:p text:style-name="P7">Álvaro Derecho</text:p>
            <text:p text:style-name="P7">Joseba Arranz</text:p>
            <text:p text:style-name="P7">Sergio Domínguez</text:p>
            <text:p text:style-name="P10"/>
            <text:p text:style-name="P10"/>
          </table:table-cell>
        </table:table-row>
        <table:table-row table:style-name="Tabla1.1">
          <table:table-cell table:style-name="Tabla1.A5" office:value-type="string">
            <text:p text:style-name="P6">Orden del día (temas a tratar):</text:p>
            <text:p text:style-name="P6"/>
            <text:p text:style-name="P6">Reparto de requisitos</text:p>
            <text:p text:style-name="P6"/>
            <text:p text:style-name="P7">Álvaro Derecho: R5, R6, R7, R12</text:p>
            <text:p text:style-name="P7">Joseba Arranz: R1, R4, R8, R9, R13</text:p>
            <text:p text:style-name="P7">Sergio Domínguez: R2, R3, R10, R11</text:p>
            <text:p text:style-name="P15"/>
            <text:p text:style-name="P15">Todos: R14, R15, R16, R17, R18, R19</text:p>
            <text:p text:style-name="P6"/>
          </table:table-cell>
        </table:table-row>
        <table:table-row table:style-name="Tabla1.1">
          <table:table-cell table:style-name="Tabla1.A6" office:value-type="string">
            <text:p text:style-name="P5">Valoración de la reunión. </text:p>
            <text:p text:style-name="P9"/>
            <text:p text:style-name="P5">Aspectos a mejorar:</text:p>
            <text:p text:style-name="P5"/>
            <text:p text:style-name="P9">--</text:p>
            <text:p text:style-name="P9"/>
          </table:table-cell>
        </table:table-row>
        <table:table-row table:style-name="Tabla1.1">
          <table:table-cell table:style-name="Tabla1.A7" office:value-type="string">
            <text:p text:style-name="P6">Temas a tratar en la próxima reunión.</text:p>
            <text:p text:style-name="P6"/>
            <text:p text:style-name="P3"><text:span text:style-name="T1">Unión de lo realizado por cada </text:span><text:span text:style-name="T3">integrante</text:span><text:span text:style-name="T1">.</text:span></text:p>
            <text:p text:style-name="P1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7">REUNIÓN 2</text:p>
          </table:table-cell>
        </table:table-row>
        <table:table-row table:style-name="Tabla2.1">
          <table:table-cell table:style-name="Tabla2.A2" office:value-type="string">
            <text:p text:style-name="P3"><text:span text:style-name="T1">Fecha: </text:span><text:span text:style-name="T3">06</text:span><text:span text:style-name="T1">/0</text:span><text:span text:style-name="T3">4</text:span><text:span text:style-name="T1">/2020 13:00</text:span></text:p>
            <text:p text:style-name="P6">Duración: 2 Horas</text:p>
          </table:table-cell>
        </table:table-row>
        <table:table-row table:style-name="Tabla2.1">
          <table:table-cell table:style-name="Tabla2.A1" office:value-type="string">
            <text:p text:style-name="P6">Asistentes: </text:p>
            <text:p text:style-name="P6"/>
            <text:p text:style-name="P7">Álvaro Derecho</text:p>
            <text:p text:style-name="P7">Joseba Arranz</text:p>
            <text:p text:style-name="P7">Sergio Domínguez</text:p>
            <text:p text:style-name="P6"/>
          </table:table-cell>
        </table:table-row>
        <table:table-row table:style-name="Tabla2.1">
          <table:table-cell table:style-name="Tabla2.A1" office:value-type="string">
            <text:p text:style-name="P6">Orden del día (temas a tratar):</text:p>
            <text:p text:style-name="P10"/>
            <text:p text:style-name="P3"><text:span text:style-name="T1">Revisión </text:span><text:span text:style-name="T3">y cohesión</text:span><text:span text:style-name="T1"> del trabajo </text:span><text:span text:style-name="T3">mediante Github</text:span><text:span text:style-name="T1">.</text:span></text:p>
            <text:p text:style-name="P6"/>
          </table:table-cell>
        </table:table-row>
        <table:table-row table:style-name="Tabla2.1">
          <table:table-cell table:style-name="Tabla2.A1" office:value-type="string">
            <text:p text:style-name="P5">Valoración de la reunión. </text:p>
            <text:p text:style-name="P8">Requisitos R1 – R8 terminados. Acabar la iteración para la próxima semana.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8T23:36:55.230000000</meta:creation-date>
    <dc:date>2021-04-18T23:38:13.402000000</dc:date>
    <meta:editing-duration>PT1M6S</meta:editing-duration>
    <meta:editing-cycles>2</meta:editing-cycles>
    <meta:generator>LibreOffice/6.2.8.2$Windows_X86_64 LibreOffice_project/f82ddfca21ebc1e222a662a32b25c0c9d20169ee</meta:generator>
    <meta:document-statistic meta:table-count="2" meta:image-count="0" meta:object-count="0" meta:page-count="2" meta:paragraph-count="30" meta:word-count="116" meta:character-count="707" meta:non-whitespace-character-count="615"/>
  </office:meta>
</office:document-meta>
</file>